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8.7</text:p>
      <text:p text:style-name="Standard">The constructor of the subclass jumps to that of the superclass and executes it first, as writ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7T10:30:58.31</meta:creation-date>
    <meta:generator>OpenOffice.org/3.2$Win32 OpenOffice.org_project/320m18$Build-9502</meta:generator>
    <meta:document-statistic meta:table-count="0" meta:image-count="0" meta:object-count="0" meta:page-count="1" meta:paragraph-count="2" meta:word-count="18" meta:character-count="101"/>
    <dc:date>2010-10-27T11:18:26.75</dc:date>
    <meta:editing-duration>PT00H47M28S</meta:editing-duration>
    <meta:editing-cycles>1</meta:editing-cycles>
  </office:meta>
</office:document-meta>
</file>